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min-row-height="0.334in" style:keep-together="true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8" style:family="paragraph" style:parent-style-name="Standard">
      <style:paragraph-properties style:snap-to-layout-gri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0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2" style:family="paragraph" style:parent-style-name="UC_5f_NormalAzul">
      <style:paragraph-properties style:snap-to-layout-grid="false"/>
    </style:style>
    <style:style style:name="P13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4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6" style:family="paragraph" style:parent-style-name="Text_20_body" style:master-page-name="Standard">
      <style:paragraph-properties style:page-number="auto"/>
    </style:style>
    <style:style style:name="P17" style:family="paragraph" style:parent-style-name="Standard">
      <style:paragraph-properties style:snap-to-layout-grid="false"/>
      <style:text-properties fo:font-weight="bold" style:font-weight-asian="bold"/>
    </style:style>
    <style:style style:name="P18" style:family="paragraph" style:parent-style-name="Standard" style:list-style-name="L1">
      <style:paragraph-properties style:snap-to-layout-grid="false"/>
    </style:style>
    <style:style style:name="P19" style:family="paragraph" style:parent-style-name="Standard" style:list-style-name="L2">
      <style:paragraph-properties style:snap-to-layout-grid="false"/>
    </style:style>
    <style:style style:name="P20" style:family="paragraph" style:parent-style-name="Standard" style:list-style-name="L2">
      <style:paragraph-properties style:snap-to-layout-grid="false"/>
      <style:text-properties fo:color="#000000"/>
    </style:style>
    <style:style style:name="P21" style:family="paragraph" style:parent-style-name="Standard" style:list-style-name="L3">
      <style:paragraph-properties style:snap-to-layout-grid="false"/>
      <style:text-properties fo:color="#000000"/>
    </style:style>
    <style:style style:name="P22" style:family="paragraph" style:parent-style-name="Standard" style:list-style-name="L3">
      <style:paragraph-properties style:snap-to-layout-grid="false"/>
      <style:text-properties fo:color="#000000" fo:font-weight="normal" style:font-weight-asian="normal" style:font-weight-complex="normal"/>
    </style:style>
    <style:style style:name="P23" style:family="paragraph" style:parent-style-name="Standard" style:list-style-name="L3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323dc"/>
    </style:style>
    <style:style style:name="T12" style:family="text">
      <style:text-properties fo:color="#2323dc" fo:font-weight="bold" style:font-weight-asian="bold" style:font-weight-complex="bold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5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6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7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8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9" style:family="text">
      <style:text-properties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20" style:family="text">
      <style:text-properties fo:language="es" fo:country="ES" style:language-complex="ar" style:country-complex="SA"/>
    </style:style>
    <style:style style:name="T21" style:family="text">
      <style:text-properties fo:language="es" fo:country="ES" fo:font-weight="bold" style:font-weight-asian="bold" style:language-complex="ar" style:country-complex="SA" style:font-weight-complex="bold"/>
    </style:style>
    <style:style style:name="T22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8">so: </text:span><text:span text:style-name="T9">Elimina</text:span><text:span text:style-name="UC_5f_NormalAzul_20_Car"><text:span text:style-name="T7">r tipo de ítem</text:span></text:span></text:p>
          </table:table-cell>
          <table:table-cell table:style-name="Tabla1.B1" office:value-type="string">
            <text:p text:style-name="P2"><text:span text:style-name="T1">Nro. de Caso de Uso:</text:span> </text:p>
            <text:p text:style-name="P11">SGC-DES-01-03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8">jetivo:</text:span><text:span text:style-name="UC_5f_NormalAzul_20_Car"><text:span text:style-name="T7"> Eliminar un tipo de ítem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Pre-condiciones: </text:p>
            <text:list xml:id="list28398250" text:style-name="L1">
              <text:list-item>
                <text:p text:style-name="P18"><text:span text:style-name="UC_5f_NormalAzul_20_Car"><text:span text:style-name="T7">El usuario debe haber iniciado sesión.</text:span></text:span></text:p>
              </text:list-item>
              <text:list-item>
                <text:p text:style-name="P18"><text:span text:style-name="UC_5f_NormalAzul_20_Car"><text:span text:style-name="T7">El tipo de ítem no debe estar asignado a ningún proyect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0">El tipo de ítem es eliminado del sistema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6">CURSO NORMAL (Camino Exitoso)</text:span><text:span text:style-name="T3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1" office:value-type="string">
            <text:list xml:id="list28394809" text:style-name="L2">
              <text:list-item>
                <text:p text:style-name="P19">Recibe el identificador del tipo de ítem a eliminar.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list xml:id="list28443124" text:continue-numbering="true" text:style-name="L2">
              <text:list-item>
                <text:p text:style-name="P20"><text:s/>Despliega un mensaje de advertencia “¿Desea eliminar este tipo de ítem del sistema?”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list xml:id="list28409528" text:style-name="L3">
              <text:list-item>
                <text:p text:style-name="P23">El usuario selecciona el botón “si”.</text:p>
              </text:list-item>
            </text:list>
          </table:table-cell>
          <table:table-cell table:style-name="Table1.B5" office:value-type="string">
            <text:p text:style-name="P10"/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8446548" text:continue-numbering="true" text:style-name="L3">
              <text:list-item>
                <text:p text:style-name="P21">Despliega un mensaje de la eliminación exitosa del tipo de ítem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8450754" text:continue-numbering="true" text:style-name="L3">
              <text:list-item>
                <text:p text:style-name="P22"><text:span text:style-name="T20">Se redirige al Caso de Uso </text:span><text:span text:style-name="T21">Ítem</text:span><text:span text:style-name="T20"> (ir al Caso de Uso </text:span><text:span text:style-name="T15">SGC-DES-02</text:span><text:span text:style-name="T20">).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3">A1- No</text:p>
            <text:p text:style-name="P14"><text:span text:style-name="Default_20_Paragraph_20_Font"><text:span text:style-name="T22">Si en el paso 3 el usuario oprime el botón “No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6">4.1-Error de conexión con la base de datos. </text:span><text:span text:style-name="T17">Se redirige al Caso de Uso </text:span><text:span text:style-name="T19">Í</text:span><text:span text:style-name="T18">tem</text:span><text:span text:style-name="T17"> (ir al Caso de Uso </text:span><text:span text:style-name="T14">SGC-DES-02</text:span><text:span text:style-name="T17">).</text:span></text:p>
            <text:p text:style-name="P7">4.2-El sistema despliega un mensaje de error: “El tipo de ítem no se ha eliminado del sistema porque se encuentra asignado a algún proyecto”. <text:span text:style-name="T10">Se redirige al Caso de Uso </text:span><text:span text:style-name="T2">Ítem</text:span><text:span text:style-name="T10"> (ir al Caso de Uso </text:span><text:span text:style-name="T13">SGC-DES-02</text:span><text:span text:style-name="T10">)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2">SGC-DES-02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2">RF-7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0</meta:editing-cycles>
    <meta:editing-duration>PT6H28M2S</meta:editing-duration>
    <dc:date>2014-03-17T08:29:33.54</dc:date>
    <meta:generator>LibreOffice/3.5$Windows_x86 LibreOffice_project/7e68ba2-a744ebf-1f241b7-c506db1-7d53735</meta:generator>
    <meta:document-statistic meta:table-count="5" meta:image-count="0" meta:object-count="0" meta:page-count="1" meta:paragraph-count="29" meta:word-count="234" meta:character-count="1052" meta:non-whitespace-character-count="1147"/>
  </office:meta>
</office:document-meta>
</file>